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ameterParser.ParameterPar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arameterParser.ParameterParser( 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Parser.init(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